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47d50" officeooo:paragraph-rsid="003ed187"/>
    </style:style>
    <style:style style:name="P5" style:family="paragraph" style:parent-style-name="Text_20_body">
      <style:text-properties officeooo:rsid="00374150" officeooo:paragraph-rsid="00374150"/>
    </style:style>
    <style:style style:name="P6" style:family="paragraph" style:parent-style-name="Heading_20_3">
      <style:text-properties officeooo:paragraph-rsid="00374150"/>
    </style:style>
    <style:style style:name="P7" style:family="paragraph" style:parent-style-name="Heading_20_3">
      <style:text-properties officeooo:rsid="0041b64e" officeooo:paragraph-rsid="0041b64e"/>
    </style:style>
    <style:style style:name="P8" style:family="paragraph" style:parent-style-name="Text_20_body">
      <style:text-properties officeooo:rsid="0041b64e" officeooo:paragraph-rsid="0041b64e"/>
    </style:style>
    <style:style style:name="P9" style:family="paragraph" style:parent-style-name="Heading_20_1" style:master-page-name="Right_20_Page">
      <style:paragraph-properties style:page-number="auto"/>
      <style:text-properties officeooo:rsid="0041b64e" officeooo:paragraph-rsid="0041b64e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b2d04"/>
    </style:style>
    <style:style style:name="T6" style:family="text">
      <style:text-properties officeooo:rsid="003d1714"/>
    </style:style>
    <style:style style:name="T7" style:family="text">
      <style:text-properties officeooo:rsid="003ed187"/>
    </style:style>
    <style:style style:name="T8" style:family="text">
      <style:text-properties officeooo:rsid="0041b6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eaven</text:h>
      <text:p text:style-name="Heading_20_2">(<text:span text:style-name="T8">Bryan Adams</text:span>)</text:p>
      <text:p text:style-name="P7">[VERSE 1]</text:p>
      <text:p text:style-name="P8">C <text:s text:c="5"/>Am <text:s text:c="16"/>G</text:p>
      <text:p text:style-name="P8"><text:s text:c="2"/>Oh <text:s text:c="2"/>thinking about our younger years</text:p>
      <text:p text:style-name="P8"><text:s text:c="10"/>Dm <text:s text:c="10"/>Am</text:p>
      <text:p text:style-name="P8">There was only you and me </text:p>
      <text:p text:style-name="P8"><text:s text:c="8"/>Bb <text:s text:c="16"/>G <text:s text:c="4"/>C <text:s/></text:p>
      <text:p text:style-name="P8">We were young and wild and free</text:p>
      <text:p text:style-name="P8"><text:s text:c="4"/>Am <text:s text:c="18"/>G</text:p>
      <text:p text:style-name="P8">Now nothing can take you away from me</text:p>
      <text:p text:style-name="P8"><text:s text:c="11"/>Dm <text:s text:c="14"/>Am</text:p>
      <text:p text:style-name="P8">We've been down that road before</text:p>
      <text:p text:style-name="P8"><text:s text:c="12"/>Bb <text:s text:c="5"/></text:p>
      <text:p text:style-name="P8">But that's over now</text:p>
      <text:p text:style-name="P8"><text:s text:c="12"/>G</text:p>
      <text:p text:style-name="P8">You keep me coming back for more</text:p>
      <text:p text:style-name="Heading_20_3">[CHORUS]</text:p>
      <text:p text:style-name="P8">F <text:s text:c="10"/>G <text:s text:c="9"/>Am <text:s text:c="2"/></text:p>
      <text:p text:style-name="P8">Baby you're all that I want </text:p>
      <text:p text:style-name="P8"><text:s text:c="12"/>C <text:s text:c="15"/>F</text:p>
      <text:p text:style-name="P8">When you're lying here in my arms</text:p>
      <text:p text:style-name="P8">F <text:s text:c="15"/>G <text:s text:c="5"/>Am <text:s text:c="12"/>G</text:p>
      <text:p text:style-name="P8">I'm finding it's hard believe we're in heaven</text:p>
      <text:p text:style-name="P8"><text:s text:c="5"/>F <text:s text:c="6"/>G <text:s text:c="9"/>Am <text:s text:c="6"/></text:p>
      <text:p text:style-name="P8">‘Cos love is all that I need </text:p>
      <text:p text:style-name="P8"><text:s text:c="6"/>C <text:s text:c="21"/>F</text:p>
      <text:p text:style-name="P8">And I found it there in your heart</text:p>
      <text:p text:style-name="P8"><text:s text:c="3"/>F <text:s text:c="8"/>G <text:s text:c="6"/>Am <text:s text:c="10"/>G</text:p>
      <text:p text:style-name="P8">It isn't too hard to see we're in heaven</text:p>
      <text:p text:style-name="Heading_20_3">[VERSE 2]</text:p>
      <text:p text:style-name="P8">C <text:s text:c="4"/>Am <text:s text:c="20"/>G</text:p>
      <text:p text:style-name="P8"><text:s text:c="2"/>Oh, once in your life, you find someone</text:p>
      <text:p text:style-name="P8"><text:s text:c="9"/>Dm <text:s text:c="15"/>Am</text:p>
      <text:p text:style-name="P8">Who will turn your world around</text:p>
      <text:p text:style-name="P8"><text:soft-page-break/><text:s text:c="10"/>Bb <text:s text:c="20"/>G <text:s text:c="3"/>C</text:p>
      <text:p text:style-name="P8">Bring you up when you're feelin' down</text:p>
      <text:p text:style-name="P8"><text:s text:c="5"/>Am <text:s text:c="25"/>G</text:p>
      <text:p text:style-name="P8">Yeah, nothing can change what you mean to me</text:p>
      <text:p text:style-name="P8"><text:s text:c="13"/>Dm <text:s text:c="15"/>Am </text:p>
      <text:p text:style-name="P8">OOh, There's lots that I could say</text:p>
      <text:p text:style-name="P8"><text:s text:c="10"/>Bb <text:s text:c="12"/></text:p>
      <text:p text:style-name="P8">But just hold me now</text:p>
      <text:p text:style-name="P8"><text:s text:c="10"/>G</text:p>
      <text:p text:style-name="P8">‘Cos our love will light the way</text:p>
      <text:p text:style-name="Heading_20_3">[CHORUS]</text:p>
      <text:p text:style-name="P8">F <text:s text:c="10"/>G <text:s text:c="9"/>Am <text:s text:c="2"/></text:p>
      <text:p text:style-name="P8">Baby you're all that I want </text:p>
      <text:p text:style-name="P8"><text:s text:c="12"/>C <text:s text:c="15"/>F</text:p>
      <text:p text:style-name="P8">When you're lying here in my arms</text:p>
      <text:p text:style-name="P8">F <text:s text:c="15"/>G <text:s text:c="5"/>Am <text:s text:c="12"/>G</text:p>
      <text:p text:style-name="P8">I'm finding it's hard believe we're in heaven</text:p>
      <text:p text:style-name="P8"><text:s text:c="5"/>F <text:s text:c="6"/>G <text:s text:c="9"/>Am <text:s text:c="6"/></text:p>
      <text:p text:style-name="P8">‘Cos love is all that I need </text:p>
      <text:p text:style-name="P8"><text:s text:c="6"/>C <text:s text:c="21"/>F</text:p>
      <text:p text:style-name="P8">And I found it there in your heart</text:p>
      <text:p text:style-name="P8"><text:s text:c="3"/>F <text:s text:c="8"/>G <text:s text:c="6"/>Am <text:s text:c="10"/>G</text:p>
      <text:p text:style-name="P8">It isn't too hard to see we're in heaven</text:p>
      <text:p text:style-name="Heading_20_3">[BRIDGE]</text:p>
      <text:p text:style-name="P8">Dm <text:s text:c="17"/>C <text:s text:c="5"/>F</text:p>
      <text:p text:style-name="P8"><text:s text:c="2"/>I've been waiting for so long</text:p>
      <text:p text:style-name="P8"><text:s text:c="5"/>F <text:s text:c="7"/>G <text:s text:c="2"/>Am</text:p>
      <text:p text:style-name="P8">For something to arrive</text:p>
      <text:p text:style-name="P8"><text:s text:c="18"/>G </text:p>
      <text:p text:style-name="P8">For love to come along</text:p>
      <text:p text:style-name="P8">C Dm <text:s text:c="18"/>C <text:s text:c="5"/>F <text:s/></text:p>
      <text:p text:style-name="P8"><text:s text:c="4"/>Now our dreams are coming true</text:p>
      <text:p text:style-name="P8"><text:s text:c="30"/>C</text:p>
      <text:p text:style-name="P8">Through the good times and the bad</text:p>
      <text:p text:style-name="P8"><text:s text:c="14"/>Gsus4 <text:s text:c="12"/>G</text:p>
      <text:p text:style-name="P8">Yeah, I'll be standing there by you</text:p>
      <text:p text:style-name="Heading_20_3"><text:soft-page-break/>[CHORUS]</text:p>
      <text:p text:style-name="P8">F <text:s text:c="10"/>G <text:s text:c="9"/>Am <text:s text:c="2"/></text:p>
      <text:p text:style-name="P8">Baby you're all that I want </text:p>
      <text:p text:style-name="P8"><text:s text:c="12"/>C <text:s text:c="15"/>F</text:p>
      <text:p text:style-name="P8">When you're lying here in my arms</text:p>
      <text:p text:style-name="P8">F <text:s text:c="15"/>G <text:s text:c="5"/>Am <text:s text:c="12"/>G</text:p>
      <text:p text:style-name="P8">I'm finding it's hard believe we're in heaven</text:p>
      <text:p text:style-name="P8"><text:s text:c="5"/>F <text:s text:c="6"/>G <text:s text:c="9"/>Am <text:s text:c="6"/></text:p>
      <text:p text:style-name="P8">‘Cos love is all that I need </text:p>
      <text:p text:style-name="P8"><text:s text:c="6"/>C <text:s text:c="21"/>F</text:p>
      <text:p text:style-name="P8">And I found it there in your heart</text:p>
      <text:p text:style-name="P8"><text:s text:c="3"/>F <text:s text:c="8"/>G <text:s text:c="6"/>Am <text:s text:c="10"/>G</text:p>
      <text:p text:style-name="P8">It isn't too hard to see we're in heaven</text:p>
      <text:p text:style-name="Heading_20_3">[OUTRO] </text:p>
      <text:p text:style-name="P8">F G Am <text:s text:c="3"/>C F</text:p>
      <text:p text:style-name="P8">F G Am <text:s text:c="3"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0M40S</meta:editing-duration>
    <meta:editing-cycles>49</meta:editing-cycles>
    <meta:generator>LibreOffice/5.3.6.1$MacOSX_X86_64 LibreOffice_project/686f202eff87ef707079aeb7f485847613344eb7</meta:generator>
    <dc:title>Lyrics + Chords</dc:title>
    <dc:date>2017-12-04T09:33:21.062175000</dc:date>
    <meta:print-date>2017-04-03T12:23:29.985893000</meta:print-date>
    <meta:document-statistic meta:table-count="0" meta:image-count="0" meta:object-count="0" meta:page-count="3" meta:paragraph-count="87" meta:word-count="380" meta:character-count="2494" meta:non-whitespace-character-count="123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